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6951in" fo:margin-left="0in" table:align="left"/>
    </style:style>
    <style:style style:name="Table1.A" style:family="table-column">
      <style:table-column-properties style:column-width="1.0806in"/>
    </style:style>
    <style:style style:name="Table1.B" style:family="table-column">
      <style:table-column-properties style:column-width="1.4326in"/>
    </style:style>
    <style:style style:name="Table1.C" style:family="table-column">
      <style:table-column-properties style:column-width="1.875in"/>
    </style:style>
    <style:style style:name="Table1.D" style:family="table-column">
      <style:table-column-properties style:column-width="1.3153in"/>
    </style:style>
    <style:style style:name="Table1.E" style:family="table-column">
      <style:table-column-properties style:column-width="1.9917in"/>
    </style:style>
    <style:style style:name="Table1.A1" style:family="table-cell">
      <style:table-cell-properties style:vertical-align="middle" fo:padding="0.0194in" fo:border="none"/>
    </style:style>
    <style:style style:name="P1" style:family="paragraph" style:parent-style-name="Heading_20_1">
      <style:text-properties style:font-name="Liberation Sans" fo:font-size="12pt" style:font-size-asian="12pt" style:font-size-complex="12pt"/>
    </style:style>
    <style:style style:name="P2" style:family="paragraph" style:parent-style-name="Heading_20_1">
      <style:text-properties fo:font-size="12pt" style:font-size-asian="12pt" style:font-size-complex="12pt"/>
    </style:style>
    <style:style style:name="P3" style:family="paragraph" style:parent-style-name="Heading_20_1">
      <style:text-properties fo:font-size="12pt" officeooo:paragraph-rsid="0006d962" style:font-size-asian="12pt" style:font-size-complex="12pt"/>
    </style:style>
    <style:style style:name="P4" style:family="paragraph" style:parent-style-name="Heading_20_1">
      <style:paragraph-properties fo:text-align="center" style:justify-single-word="false"/>
      <style:text-properties fo:font-size="13pt" style:text-underline-style="solid" style:text-underline-width="auto" style:text-underline-color="font-color" officeooo:rsid="0006d962" officeooo:paragraph-rsid="0006d962" style:font-size-asian="13pt" style:font-size-complex="13pt"/>
    </style:style>
    <style:style style:name="P5" style:family="paragraph" style:parent-style-name="Heading_20_2">
      <style:text-properties style:font-name="Liberation Sans" fo:font-size="10pt" style:font-size-asian="10pt" style:font-size-complex="10pt"/>
    </style:style>
    <style:style style:name="P6" style:family="paragraph" style:parent-style-name="Heading_20_2">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Heading_20_3">
      <style:text-properties style:font-name="Liberation Sans" fo:font-size="10pt" style:font-size-asian="10pt" style:font-size-complex="10pt"/>
    </style:style>
    <style:style style:name="P8" style:family="paragraph" style:parent-style-name="Quotations">
      <style:paragraph-properties fo:margin-left="0in" fo:margin-right="0.3937in" fo:text-indent="0in" style:auto-text-indent="false"/>
      <style:text-properties style:font-name="Liberation Sans" fo:font-size="10pt" style:font-size-asian="10pt" style:font-size-complex="10pt"/>
    </style:style>
    <style:style style:name="P9" style:family="paragraph" style:parent-style-name="Quotations">
      <style:paragraph-properties fo:margin-left="0in" fo:margin-right="0.3937in" fo:text-indent="0in" style:auto-text-indent="false"/>
      <style:text-properties style:font-name="Liberation Sans" fo:font-size="10pt" officeooo:paragraph-rsid="0006d962" style:font-size-asian="10pt" style:font-size-complex="10pt"/>
    </style:style>
    <style:style style:name="P10" style:family="paragraph" style:parent-style-name="Quotations">
      <style:paragraph-properties fo:margin-left="0in" fo:margin-right="0.3937in" fo:text-align="start" style:justify-single-word="false" fo:text-indent="0in" style:auto-text-indent="false"/>
      <style:text-properties style:font-name="Liberation Sans" fo:font-size="10pt" style:font-size-asian="10pt" style:font-size-complex="10pt"/>
    </style:style>
    <style:style style:name="P11" style:family="paragraph" style:parent-style-name="Quotations">
      <style:paragraph-properties fo:margin-left="0in" fo:margin-right="0.3937in" fo:text-indent="0in" style:auto-text-indent="false"/>
      <style:text-properties fo:font-size="10pt" style:font-size-asian="10pt" style:font-size-complex="10pt"/>
    </style:style>
    <style:style style:name="P12" style:family="paragraph" style:parent-style-name="Standard">
      <style:text-properties style:font-name="Liberation Sans" fo:font-size="10pt" style:font-size-asian="10pt" style:font-size-complex="10pt"/>
    </style:style>
    <style:style style:name="P13" style:family="paragraph" style:parent-style-name="Table_20_Contents">
      <style:paragraph-properties fo:text-align="center" style:justify-single-word="false"/>
      <style:text-properties style:font-name="Liberation Sans" fo:font-size="10pt" style:font-size-asian="10pt" style:font-size-complex="10pt"/>
    </style:style>
    <style:style style:name="P14" style:family="paragraph" style:parent-style-name="Table_20_Heading">
      <style:text-properties style:font-name="Liberation Sans" fo:font-size="10pt" style:font-size-asian="10pt" style:font-size-complex="10pt"/>
    </style:style>
    <style:style style:name="P15" style:family="paragraph" style:parent-style-name="Text_20_body" style:list-style-name="L2"/>
    <style:style style:name="P16" style:family="paragraph" style:parent-style-name="Text_20_body" style:list-style-name="L4"/>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9"/>
    <style:style style:name="P20" style:family="paragraph" style:parent-style-name="Text_20_body" style:list-style-name="L11"/>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3">
      <style:text-properties style:font-name="Liberation Sans" fo:font-size="10pt" style:font-size-asian="10pt" style:font-size-complex="10pt"/>
    </style:style>
    <style:style style:name="P24" style:family="paragraph" style:parent-style-name="Text_20_body" style:list-style-name="L5">
      <style:text-properties style:font-name="Liberation Sans" fo:font-size="10pt" style:font-size-asian="10pt" style:font-size-complex="10pt"/>
    </style:style>
    <style:style style:name="P25" style:family="paragraph" style:parent-style-name="Text_20_body" style:list-style-name="L6">
      <style:text-properties style:font-name="Liberation Sans" fo:font-size="10pt" style:font-size-asian="10pt" style:font-size-complex="10pt"/>
    </style:style>
    <style:style style:name="P26" style:family="paragraph" style:parent-style-name="Text_20_body" style:list-style-name="L8">
      <style:text-properties style:font-name="Liberation Sans" fo:font-size="10pt" style:font-size-asian="10pt" style:font-size-complex="10pt"/>
    </style:style>
    <style:style style:name="P27" style:family="paragraph" style:parent-style-name="Text_20_body" style:list-style-name="L10">
      <style:text-properties style:font-name="Liberation Sans" fo:font-size="10pt" style:font-size-asian="10pt" style:font-size-complex="10pt"/>
    </style:style>
    <style:style style:name="P28" style:family="paragraph" style:parent-style-name="Text_20_body" style:list-style-name="L12">
      <style:text-properties style:font-name="Liberation Sans" fo:font-size="10pt" style:font-size-asian="10pt" style:font-size-complex="10pt"/>
    </style:style>
    <style:style style:name="P29" style:family="paragraph" style:parent-style-name="Text_20_body" style:list-style-name="L15">
      <style:text-properties style:font-name="Liberation Sans" fo:font-size="10pt" style:font-size-asian="10pt" style:font-size-complex="10pt"/>
    </style:style>
    <style:style style:name="P30" style:family="paragraph" style:parent-style-name="Text_20_body" style:list-style-name="L16">
      <style:text-properties style:font-name="Liberation Sans" fo:font-size="10pt" style:font-size-asian="10pt" style:font-size-complex="10pt"/>
    </style:style>
    <style:style style:name="P31" style:family="paragraph" style:parent-style-name="Text_20_body">
      <style:paragraph-properties fo:text-align="end" style:justify-single-word="false"/>
      <style:text-properties style:font-name="Liberation Sans" fo:font-size="10pt" style:text-underline-style="none" officeooo:rsid="0006d962" officeooo:paragraph-rsid="0006d962" style:font-size-asian="10pt" style:font-size-complex="10pt"/>
    </style:style>
    <style:style style:name="T1" style:family="text">
      <style:text-properties style:font-name="Liberation Sans"/>
    </style:style>
    <style:style style:name="T2" style:family="text">
      <style:text-properties style:font-name="Liberation Sans" fo:font-size="10pt" style:font-size-asian="10pt" style:font-size-complex="10pt"/>
    </style:style>
    <style:style style:name="T3" style:family="text">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style:font-name="Liberation Sans" fo:font-size="12pt" style:font-size-asian="12pt" style:font-size-complex="12pt"/>
    </style:style>
    <style:style style:name="T5" style:family="text">
      <style:text-properties officeooo:rsid="0007a46b"/>
    </style:style>
    <style:style style:name="T6"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Adaptive eBPF Based Memory Forensics System</text:span></text:h>
      <text:p text:style-name="P31">- Dwarakesh Venkatesh</text:p>
      <text:p text:style-name="P31">- CB.SC.U4CSE23020</text:p>
      <text:h text:style-name="P2" text:outline-level="1"><text:span text:style-name="T1">1. APPLICATION OVERVIEW </text:span></text:h>
      <text:p text:style-name="P11"><text:span text:style-name="T1"><text:tab/>This project implements an Adaptive eBPF-based Memory Forensics System designed to securely monitor, store, and analyze live memory events. The system integrates authentication, multi-factor authentication, role-based access control, encryption, hashing, digital signatures, and encoding techniques to ensure confidentiality, integrity, and controlled access to forensic evidence. The application simulates real-time eBPF memory events and demonstrates secure forensic workflows aligned with foundational cybersecurity principles.</text:span></text:p>
      <text:h text:style-name="P1" text:outline-level="1">2. AUTHENTICATION (Single + MFA)</text:h>
      <text:h text:style-name="P6" text:outline-level="2"><text:span text:style-name="T1">2.1 Single-Factor Authentication</text:span></text:h>
      <text:h text:style-name="P7" text:outline-level="3">Where it is implemented</text:h>
      <text:list text:style-name="L2">
        <text:list-item>
          <text:p text:style-name="P15"><text:span text:style-name="Source_20_Text"><text:span text:style-name="T2">auth/login.py</text:span></text:span></text:p>
        </text:list-item>
        <text:list-item>
          <text:p text:style-name="P15"><text:span text:style-name="Source_20_Text"><text:span text:style-name="T2">auth/password_hash.py</text:span></text:span></text:p>
        </text:list-item>
        <text:list-item>
          <text:p text:style-name="P15"><text:span text:style-name="Source_20_Text"><text:span text:style-name="T2">app.py</text:span></text:span><text:span text:style-name="T2"> (</text:span><text:span text:style-name="Source_20_Text"><text:span text:style-name="T2">/</text:span></text:span><text:span text:style-name="T2">route)</text:span></text:p>
        </text:list-item>
      </text:list>
      <text:p text:style-name="P8">The system implements single-factor authentication using a username and password mechanism. User credentials are securely stored in a SQLite database after being hashed with bcrypt and a unique salt. During login, the entered password is verified against the stored hash, ensuring that plaintext passwords are never stored or transmitted.</text:p>
      <text:p text:style-name="Text_20_body"><text:span text:style-name="Strong_20_Emphasis"><text:span text:style-name="T2">Why this method</text:span></text:span></text:p>
      <text:list text:style-name="L3">
        <text:list-item>
          <text:p text:style-name="P23">bcrypt provides built-in salting</text:p>
        </text:list-item>
        <text:list-item>
          <text:p text:style-name="P23">Resistant to brute-force and rainbow-table attacks</text:p>
        </text:list-item>
        <text:list-item>
          <text:p text:style-name="P23">Meets NIST SP 800-63-2 recommendations</text:p>
        </text:list-item>
      </text:list>
      <text:h text:style-name="P6" text:outline-level="2"><text:span text:style-name="T1">2.2 Multi-Factor Authentication (MFA)</text:span></text:h>
      <text:h text:style-name="P7" text:outline-level="3">Where it is implemented</text:h>
      <text:list text:style-name="L4">
        <text:list-item>
          <text:p text:style-name="P16"><text:span text:style-name="Source_20_Text"><text:span text:style-name="T2">auth/login.py</text:span></text:span><text:span text:style-name="T2"> → </text:span><text:span text:style-name="Source_20_Text"><text:span text:style-name="T2">verify_mfa()</text:span></text:span></text:p>
        </text:list-item>
        <text:list-item>
          <text:p text:style-name="P16"><text:span text:style-name="Source_20_Text"><text:span text:style-name="T2">mfa.html</text:span></text:span></text:p>
        </text:list-item>
        <text:list-item>
          <text:p text:style-name="P16"><text:span text:style-name="Source_20_Text"><text:span text:style-name="T2">app.py</text:span></text:span><text:span text:style-name="T2"> (</text:span><text:span text:style-name="Source_20_Text"><text:span text:style-name="T2">/mfa</text:span></text:span><text:span text:style-name="T2"> route)</text:span></text:p>
        </text:list-item>
      </text:list>
      <text:p text:style-name="P10">Multi-factor authentication is enforced using Time-based One-Time Passwords (TOTP). After successful password verification, users must provide a time-synchronized OTP generated by an authenticator application. This ensures that access requires both <text:span text:style-name="T6">knowledge</text:span> and <text:span text:style-name="T6">possession</text:span> <text:span text:style-name="T5">(OTP)</text:span> significantly reducing the risk of credential compromise.</text:p>
      <text:p text:style-name="Text_20_body"><text:span text:style-name="Strong_20_Emphasis"><text:span text:style-name="T2">Why this method</text:span></text:span></text:p>
      <text:list text:style-name="L5">
        <text:list-item>
          <text:p text:style-name="P24">TOTP is industry-standard</text:p>
        </text:list-item>
        <text:list-item>
          <text:p text:style-name="P24">Lightweight and demo-friendly</text:p>
        </text:list-item>
      </text:list>
      <text:h text:style-name="P1" text:outline-level="1">3. AUTHORIZATION / ACCESS CONTROL (ACL)</text:h>
      <text:h text:style-name="P6" text:outline-level="2"><text:span text:style-name="T1">3.1 Access Control Model</text:span></text:h>
      <text:h text:style-name="P7" text:outline-level="3">Where it is implemented</text:h>
      <text:list text:style-name="L6">
        <text:list-item>
          <text:p text:style-name="P17"><text:span text:style-name="Source_20_Text"><text:span text:style-name="T2">users</text:span></text:span><text:span text:style-name="T2"> table (</text:span><text:span text:style-name="Source_20_Text"><text:span text:style-name="T2">role</text:span></text:span><text:span text:style-name="T2"> column)</text:span></text:p>
        </text:list-item>
        <text:list-item>
          <text:p text:style-name="P17"><text:span text:style-name="Source_20_Text"><text:span text:style-name="T2">app.py</text:span></text:span><text:span text:style-name="T2"> (role checks per route)</text:span></text:p>
        </text:list-item>
        <text:list-item>
          <text:p text:style-name="P25"><text:soft-page-break/>Role-specific dashboards</text:p>
        </text:list-item>
      </text:list>
      <text:p text:style-name="P8">The application implements a Role-Based Access Control (RBAC) model using an Access Control List (ACL). Three subjects - Admin, Investigator, and Auditor - are defined, each with distinct permissions over system objects such as live memory streams, encrypted dumps, and forensic reports.</text:p>
      <text:h text:style-name="P7" text:outline-level="3">Access Control Matrix (include in report)</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4">Role</text:p>
            </table:table-cell>
            <table:table-cell table:style-name="Table1.A1" office:value-type="string">
              <text:p text:style-name="P14">Live Memory</text:p>
            </table:table-cell>
            <table:table-cell table:style-name="Table1.A1" office:value-type="string">
              <text:p text:style-name="P14">Encrypted Dumps</text:p>
            </table:table-cell>
            <table:table-cell table:style-name="Table1.A1" office:value-type="string">
              <text:p text:style-name="P14">Decryption</text:p>
            </table:table-cell>
            <table:table-cell table:style-name="Table1.A1" office:value-type="string">
              <text:p text:style-name="P14">Integrity Verification</text:p>
            </table:table-cell>
          </table:table-row>
        </table:table-header-rows>
        <table:table-row>
          <table:table-cell table:style-name="Table1.A1" office:value-type="string">
            <text:p text:style-name="P13">Admin</text:p>
          </table:table-cell>
          <table:table-cell table:style-name="Table1.A1" office:value-type="string">
            <text:p text:style-name="P13">No</text:p>
          </table:table-cell>
          <table:table-cell table:style-name="Table1.A1" office:value-type="string">
            <text:p text:style-name="P13">Yes</text:p>
          </table:table-cell>
          <table:table-cell table:style-name="Table1.A1" office:value-type="string">
            <text:p text:style-name="P13">Yes</text:p>
          </table:table-cell>
          <table:table-cell table:style-name="Table1.A1" office:value-type="string">
            <text:p text:style-name="P13">No</text:p>
          </table:table-cell>
        </table:table-row>
        <table:table-row>
          <table:table-cell table:style-name="Table1.A1" office:value-type="string">
            <text:p text:style-name="P13">Investigator</text:p>
          </table:table-cell>
          <table:table-cell table:style-name="Table1.A1" office:value-type="string">
            <text:p text:style-name="P13">Yes</text:p>
          </table:table-cell>
          <table:table-cell table:style-name="Table1.A1" office:value-type="string">
            <text:p text:style-name="P13">Yes</text:p>
          </table:table-cell>
          <table:table-cell table:style-name="Table1.A1" office:value-type="string">
            <text:p text:style-name="P13">No</text:p>
          </table:table-cell>
          <table:table-cell table:style-name="Table1.A1" office:value-type="string">
            <text:p text:style-name="P13">No</text:p>
          </table:table-cell>
        </table:table-row>
        <table:table-row>
          <table:table-cell table:style-name="Table1.A1" office:value-type="string">
            <text:p text:style-name="P13">Auditor</text:p>
          </table:table-cell>
          <table:table-cell table:style-name="Table1.A1" office:value-type="string">
            <text:p text:style-name="P13">No</text:p>
          </table:table-cell>
          <table:table-cell table:style-name="Table1.A1" office:value-type="string">
            <text:p text:style-name="P13">No</text:p>
          </table:table-cell>
          <table:table-cell table:style-name="Table1.A1" office:value-type="string">
            <text:p text:style-name="P13">No</text:p>
          </table:table-cell>
          <table:table-cell table:style-name="Table1.A1" office:value-type="string">
            <text:p text:style-name="P13">Yes</text:p>
          </table:table-cell>
        </table:table-row>
      </table:table>
      <text:h text:style-name="P5" text:outline-level="2"/>
      <text:h text:style-name="Heading_20_2" text:outline-level="2"><text:span text:style-name="T3">3.2 Policy Definition &amp; Enforcement</text:span></text:h>
      <text:h text:style-name="P7" text:outline-level="3">Where it is implemented</text:h>
      <text:list text:style-name="L7">
        <text:list-item>
          <text:p text:style-name="P18"><text:span text:style-name="Source_20_Text"><text:span text:style-name="T2">@app.before_request</text:span></text:span></text:p>
        </text:list-item>
        <text:list-item>
          <text:p text:style-name="P18"><text:span text:style-name="T2">Route-level role checks in </text:span><text:span text:style-name="Source_20_Text"><text:span text:style-name="T2">app.py</text:span></text:span></text:p>
        </text:list-item>
      </text:list>
      <text:p text:style-name="P8">Access control policies are enforced programmatically on the server side. Each request is validated against the user’s role stored in the session, ensuring that unauthorized users cannot access restricted functionality even if URLs are manually manipulated.</text:p>
      <text:p text:style-name="Text_20_body"><text:span text:style-name="Strong_20_Emphasis"><text:span text:style-name="T2">Why</text:span></text:span></text:p>
      <text:list text:style-name="L8">
        <text:list-item>
          <text:p text:style-name="P26">Prevents privilege escalation</text:p>
        </text:list-item>
        <text:list-item>
          <text:p text:style-name="P26">Server-side enforcement is mandatory for security</text:p>
        </text:list-item>
      </text:list>
      <text:h text:style-name="P1" text:outline-level="1">4. ENCRYPTION &amp; KEY MANAGEMENT</text:h>
      <text:h text:style-name="Heading_20_2" text:outline-level="2"><text:span text:style-name="T3">4.1 Key Generation / Exchange</text:span></text:h>
      <text:h text:style-name="P7" text:outline-level="3">Where it is implemented</text:h>
      <text:list text:style-name="L9">
        <text:list-item>
          <text:p text:style-name="P19"><text:span text:style-name="Source_20_Text"><text:span text:style-name="T2">crypto/keygen.py</text:span></text:span></text:p>
        </text:list-item>
      </text:list>
      <text:p text:style-name="P8">The system generates a secure RSA key pair using cryptographically strong random number generation. The public key is used to protect sensitive cryptographic material, while the private key is retained securely for decryption and signing operations.</text:p>
      <text:p text:style-name="Text_20_body"><text:span text:style-name="Strong_20_Emphasis"><text:span text:style-name="T2">Why</text:span></text:span></text:p>
      <text:list text:style-name="L10">
        <text:list-item>
          <text:p text:style-name="P27">RSA demonstrates asymmetric cryptography</text:p>
        </text:list-item>
        <text:list-item>
          <text:p text:style-name="P27">Clean separation of encryption and access</text:p>
        </text:list-item>
      </text:list>
      <text:h text:style-name="Heading_20_2" text:outline-level="2"><text:span text:style-name="T3">4.2 Encryption &amp; Decryption</text:span></text:h>
      <text:h text:style-name="P7" text:outline-level="3">Where it is implemented</text:h>
      <text:list text:style-name="L11">
        <text:list-item>
          <text:p text:style-name="P20"><text:span text:style-name="Source_20_Text"><text:span text:style-name="T2">crypto/aes_crypto.py</text:span></text:span></text:p>
        </text:list-item>
        <text:list-item>
          <text:p text:style-name="P20"><text:span text:style-name="Source_20_Text"><text:span text:style-name="T2">/generate-report</text:span></text:span></text:p>
        </text:list-item>
        <text:list-item>
          <text:p text:style-name="P20"><text:span text:style-name="Source_20_Text"><text:span text:style-name="T2">/decrypt-dump</text:span></text:span></text:p>
        </text:list-item>
      </text:list>
      <text:p text:style-name="P8">Forensic memory snapshots are encrypted using AES-256 in CBC mode to ensure confidentiality at rest. Only authorized administrators can decrypt stored evidence, ensuring that sensitive memory artifacts remain protected even if storage is compromised.</text:p>
      <text:p text:style-name="Text_20_body"><text:span text:style-name="Strong_20_Emphasis"><text:span text:style-name="T2"/></text:span></text:p>
      <text:p text:style-name="Text_20_body"><text:span text:style-name="Strong_20_Emphasis"><text:span text:style-name="T2">Why</text:span></text:span></text:p>
      <text:list text:style-name="L12">
        <text:list-item>
          <text:p text:style-name="P28"><text:soft-page-break/>AES is fast and secure for bulk data</text:p>
        </text:list-item>
        <text:list-item>
          <text:p text:style-name="P28">Hybrid approach (AES + RSA-ready)</text:p>
        </text:list-item>
      </text:list>
      <text:h text:style-name="P1" text:outline-level="1">5. HASHING &amp; DIGITAL SIGNATURE</text:h>
      <text:h text:style-name="Heading_20_2" text:outline-level="2"><text:span text:style-name="T3">5.1 Hashing with Salt</text:span></text:h>
      <text:h text:style-name="P7" text:outline-level="3">Where it is implemented</text:h>
      <text:list text:style-name="L13">
        <text:list-item>
          <text:p text:style-name="P21"><text:span text:style-name="Source_20_Text"><text:span text:style-name="T2">auth/password_hash.py</text:span></text:span></text:p>
        </text:list-item>
      </text:list>
      <text:p text:style-name="P8">Passwords are hashed using bcrypt with an automatically generated salt before storage. Salting ensures that identical passwords do not produce identical hashes, mitigating precomputed hash attacks.</text:p>
      <text:h text:style-name="Heading_20_2" text:outline-level="2"><text:span text:style-name="T3">5.2 Digital Signature using Hash</text:span></text:h>
      <text:h text:style-name="P7" text:outline-level="3">Where it is implemented</text:h>
      <text:list text:style-name="L14">
        <text:list-item>
          <text:p text:style-name="P22"><text:span text:style-name="Source_20_Text"><text:span text:style-name="T2">crypto/signature.py</text:span></text:span></text:p>
        </text:list-item>
        <text:list-item>
          <text:p text:style-name="P22"><text:span text:style-name="Source_20_Text"><text:span text:style-name="T2">/generate-report</text:span></text:span></text:p>
        </text:list-item>
        <text:list-item>
          <text:p text:style-name="P22"><text:span text:style-name="Source_20_Text"><text:span text:style-name="T2">/verify-report</text:span></text:span></text:p>
        </text:list-item>
      </text:list>
      <text:p text:style-name="P8">Each encrypted forensic dump is digitally signed using an RSA private key after hashing. Auditors can verify the signature using the corresponding public key to confirm data integrity and authenticity without accessing plaintext evidence.</text:p>
      <text:p text:style-name="Text_20_body"><text:span text:style-name="Strong_20_Emphasis"><text:span text:style-name="T2">Why</text:span></text:span></text:p>
      <text:list text:style-name="L15">
        <text:list-item>
          <text:p text:style-name="P29">Separates integrity verification from confidentiality</text:p>
        </text:list-item>
        <text:list-item>
          <text:p text:style-name="P29">Mirrors real forensic audit workflows</text:p>
        </text:list-item>
      </text:list>
      <text:h text:style-name="Heading_20_1" text:outline-level="1"><text:span text:style-name="T4">6. ENCODING TECHNIQUES</text:span></text:h>
      <text:h text:style-name="P7" text:outline-level="3">Where it is implemented</text:h>
      <text:list text:style-name="L16">
        <text:list-item>
          <text:p text:style-name="P30">Live event streaming (SSE uses text encoding)</text:p>
        </text:list-item>
        <text:list-item>
          <text:p text:style-name="P30">Optional Base64-safe transport (mention in report)</text:p>
        </text:list-item>
      </text:list>
      <text:p text:style-name="P8">Encoding techniques are used to safely transmit structured forensic data over HTTP streams. This ensures compatibility with text-based transport mechanisms and prevents data corruption during transmission.</text:p>
      <text:h text:style-name="P3" text:outline-level="1"><text:span text:style-name="T1">7. SECURITY LEVELS, RISKS &amp; ATTACKS (Theory)</text:span></text:h>
      <text:p text:style-name="P8"><text:tab/>The system enforces multiple security layers including authentication, authorization, encryption, and integrity verification. Potential risks include credential theft, unauthorized access, and evidence tampering. These are mitigated using MFA, role-based access control, encrypted storage, and digital signatures.</text:p>
      <text:p text:style-name="P9"><text:tab/>The authentication flow follows the NIST SP 800-63-2 electronic authentication model by combining identity proofing, secure credential storage, single-factor authentication, and multi-factor verification before granting access to protected resources</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15:13:53.752487898</meta:creation-date>
    <dc:date>2026-01-28T15:28:19.299931529</dc:date>
    <meta:editing-duration>PT14M24S</meta:editing-duration>
    <meta:editing-cycles>4</meta:editing-cycles>
    <meta:generator>LibreOffice/7.4.7.2$Linux_X86_64 LibreOffice_project/40$Build-2</meta:generator>
    <meta:document-statistic meta:table-count="1" meta:image-count="0" meta:object-count="0" meta:page-count="3" meta:paragraph-count="100" meta:word-count="751" meta:character-count="5389" meta:non-whitespace-character-count="4768"/>
  </office:meta>
</office:document-meta>
</file>